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10000027CE919B1B58D88BA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3" svg:font-family="'Latin Modern Math'" style:font-pitch="variable"/>
    <style:font-face style:name="Latin Modern Math2" svg:font-family="'Latin Modern Math'" style:font-adornments="Regular" style:font-pitch="variable"/>
    <style:font-face style:name="Caladea1" svg:font-family="Caladea" style:font-family-generic="roman" style:font-pitch="variable"/>
    <style:font-face style:name="Caladea" svg:font-family="Caladea" style:font-adornments="Regular" style:font-family-generic="roman" style:font-pitch="variable"/>
    <style:font-face style:name="Latin Modern Math" svg:font-family="'Latin Modern Math'" style:font-family-generic="roman" style:font-pitch="variable"/>
    <style:font-face style:name="Latin Modern Math1" svg:font-family="'Latin Modern Mat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7.581cm" fo:min-width="0cm"/>
    </style:style>
    <style:style style:name="gr3" style:family="graphic" style:parent-style-name="standard">
      <style:graphic-properties draw:fill="none" draw:textarea-vertical-align="middle" draw:auto-grow-height="false" fo:min-height="3.747cm" fo:min-width="0cm"/>
    </style:style>
    <style:style style:name="gr4" style:family="graphic" style:parent-style-name="standard">
      <style:graphic-properties draw:stroke="none" svg:stroke-color="#000000" draw:fill="none" draw:fill-color="#ffffff" fo:min-height="1.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.5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.5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3.8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5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atin Modern Math3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Latin Modern Math3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atin Modern Math3" fo:font-size="18pt" style:font-size-asian="18pt" style:font-size-complex="18pt"/>
    </style:style>
    <style:style style:name="T2" style:family="text">
      <style:text-properties style:text-position="-33% 58%" style:font-name="Latin Modern Math3" fo:font-size="18pt" style:font-size-asian="18pt" style:font-size-complex="18pt"/>
    </style:style>
    <style:style style:name="T3" style:family="text">
      <style:text-properties style:font-name="Latin Modern Math3"/>
    </style:style>
    <style:style style:name="T4" style:family="text">
      <style:text-properties style:text-position="-33% 58%" style:font-name="Latin Modern Math3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Caladea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48cm" svg:height="13.314cm" svg:x="0.201cm" svg:y="0.323cm">
          <draw:image xlink:href="Pictures/10000000000003A10000027CE919B1B58D88BAB6.png" xlink:type="simple" xlink:show="embed" xlink:actuate="onLoad">
            <text:p/>
          </draw:image>
        </draw:frame>
        <draw:custom-shape draw:style-name="gr2" draw:text-style-name="P1" draw:layer="layout" svg:width="0.573cm" svg:height="8.261cm" draw:transform="skewX (0.0280998009571087) rotate (-1.55892808788134) translate (16.34cm 12.8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575cm" svg:height="4.217cm" draw:transform="skewX (0.0319395253114963) rotate (-0.725882435904441) translate (19.442cm 9.6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1.766cm" svg:height="1.66cm" svg:x="18.231cm" svg:y="11.527cm">
          <draw:text-box>
            <text:p><text:span text:style-name="T1">w</text:span><text:span text:style-name="T2">l</text:span></text:p>
          </draw:text-box>
        </draw:frame>
        <draw:frame draw:style-name="gr5" draw:text-style-name="P3" draw:layer="layout" svg:width="2.611cm" svg:height="1.8cm" svg:x="11.737cm" svg:y="13.324cm">
          <draw:text-box>
            <text:p><text:span text:style-name="T3">N</text:span><text:span text:style-name="T4">l</text:span></text:p>
          </draw:text-box>
        </draw:frame>
        <draw:custom-shape draw:style-name="gr2" draw:text-style-name="P1" draw:layer="layout" svg:width="0.573cm" svg:height="8.261cm" draw:transform="skewX (0.0312413936106985) rotate (0.0345575191894877) translate (19.548cm 1.2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1.021cm" svg:height="1.118cm" svg:x="20.001cm" svg:y="4.812cm">
          <draw:text-box>
            <text:p><text:span text:style-name="T3">h</text:span><text:span text:style-name="T4">l</text:span></text:p>
          </draw:text-box>
        </draw:frame>
        <draw:frame draw:style-name="gr7" draw:text-style-name="P4" draw:layer="layout" svg:width="4.315cm" svg:height="0.803cm" svg:x="1.702cm" svg:y="0.188cm">
          <draw:text-box>
            <text:p><text:span text:style-name="T5">Input image</text:span><text:span text:style-name="T6"> (x)</text:span></text:p>
          </draw:text-box>
        </draw:frame>
        <draw:frame draw:style-name="gr8" draw:text-style-name="P5" draw:layer="layout" svg:width="5.7cm" svg:height="0.888cm" svg:x="10.362cm" svg:y="0.081cm">
          <draw:text-box>
            <text:p><text:span text:style-name="T5">Feature map at level </text:span><text:span text:style-name="T7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3" svg:font-family="'Latin Modern Math'" style:font-pitch="variable"/>
    <style:font-face style:name="Latin Modern Math2" svg:font-family="'Latin Modern Math'" style:font-adornments="Regular" style:font-pitch="variable"/>
    <style:font-face style:name="Caladea1" svg:font-family="Caladea" style:font-family-generic="roman" style:font-pitch="variable"/>
    <style:font-face style:name="Caladea" svg:font-family="Caladea" style:font-adornments="Regular" style:font-family-generic="roman" style:font-pitch="variable"/>
    <style:font-face style:name="Latin Modern Math" svg:font-family="'Latin Modern Math'" style:font-family-generic="roman" style:font-pitch="variable"/>
    <style:font-face style:name="Latin Modern Math1" svg:font-family="'Latin Modern Mat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ath2" fo:font-family="'Latin Modern Math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15:16:49.581218506</meta:creation-date>
    <dc:date>2018-01-27T15:58:08.584650688</dc:date>
    <meta:editing-duration>PT12M42S</meta:editing-duration>
    <meta:editing-cycles>6</meta:editing-cycles>
    <meta:generator>LibreOffice/5.1.6.2$Linux_X86_64 LibreOffice_project/10m0$Build-2</meta:generator>
    <meta:document-statistic meta:object-count="9"/>
  </office:meta>
</office:document-meta>
</file>